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port<text:line-break/>design &amp; logo &amp; bannière</text:p>
      <text:list xml:id="list8528966752357968968" text:style-name="L1">
        <text:list-item>
          <text:p text:style-name="P1">esprit</text:p>
          <text:list>
            <text:list-item>
              <text:p text:style-name="P1">dynamique</text:p>
            </text:list-item>
            <text:list-item>
              <text:p text:style-name="P1">motivant</text:p>
            </text:list-item>
            <text:list-item>
              <text:p text:style-name="P1">adrénaline</text:p>
            </text:list-item>
            <text:list-item>
              <text:p text:style-name="P1">lumineux</text:p>
            </text:list-item>
            <text:list-item>
              <text:p text:style-name="P1">énergique</text:p>
            </text:list-item>
          </text:list>
        </text:list-item>
        <text:list-item>
          <text:p text:style-name="P1">couleurs</text:p>
          <text:list>
            <text:list-item>
              <text:p text:style-name="P1">possibilités</text:p>
              <text:list>
                <text:list-item>
                  <text:p text:style-name="P1">rouge vif un peu foncé (sang)</text:p>
                </text:list-item>
                <text:list-item>
                  <text:p text:style-name="P1">bleu ? (ciel, air pure)</text:p>
                </text:list-item>
                <text:list-item>
                  <text:p text:style-name="P1">blanc ? (lumière)</text:p>
                </text:list-item>
                <text:list-item>
                  <text:p text:style-name="P1">jaune ? (soleil)</text:p>
                </text:list-item>
                <text:list-item>
                  <text:p text:style-name="P1">vert ? (nature)</text:p>
                </text:list-item>
              </text:list>
            </text:list-item>
            <text:list-item>
              <text:p text:style-name="P1">idées</text:p>
              <text:list>
                <text:list-item>
                  <text:p text:style-name="P1">camaïeu de rouges</text:p>
                  <text:list>
                    <text:list-item>
                      <text:p text:style-name="P1">avec blanc ? Noir ? Les deux ?</text:p>
                    </text:list-item>
                    <text:list-item>
                      <text:p text:style-name="P1">Différentes nuances de rouge</text:p>
                    </text:list-item>
                  </text:list>
                </text:list-item>
                <text:list-item>
                  <text:p text:style-name="P1">évoquer nature, couleur feuilles et bois, chaudes</text:p>
                  <text:list>
                    <text:list-item>
                      <text:p text:style-name="P1">vert clair chaud comme feuille au soleil</text:p>
                    </text:list-item>
                    <text:list-item>
                      <text:p text:style-name="P1">vers foncé chaud comme feuille chêne par ex</text:p>
                    </text:list-item>
                    <text:list-item>
                      <text:p text:style-name="P1">beige comme feuille morte</text:p>
                    </text:list-item>
                    <text:list-item>
                      <text:p text:style-name="P1">marron foncé comme écorce ou tronc</text:p>
                    </text:list-item>
                    <text:list-item>
                      <text:p text:style-name="P1">marron terre</text:p>
                    </text:list-item>
                  </text:list>
                </text:list-item>
                <text:list-item>
                  <text:p text:style-name="P1">évoquer ciel</text:p>
                  <text:list>
                    <text:list-item>
                      <text:p text:style-name="P1">bleu ciel</text:p>
                    </text:list-item>
                    <text:list-item>
                      <text:p text:style-name="P1">variantes de bleu</text:p>
                    </text:list-item>
                    <text:list-item>
                      <text:p text:style-name="P1">blanc pour nuages</text:p>
                    </text:list-item>
                  </text:list>
                </text:list-item>
                <text:list-item>
                  <text:p text:style-name="P1">évoquer ciel, forêt et nuages</text:p>
                  <text:list>
                    <text:list-item>
                      <text:p text:style-name="P1">bleu</text:p>
                    </text:list-item>
                    <text:list-item>
                      <text:p text:style-name="P1">blanc</text:p>
                    </text:list-item>
                    <text:list-item>
                      <text:p text:style-name="P1">vert</text:p>
                    </text:list-item>
                    <text:list-item>
                      <text:p text:style-name="P1">problème : rappellera trop volvic etc</text:p>
                    </text:list-item>
                  </text:list>
                </text:list-item>
                <text:list-item>
                  <text:p text:style-name="P1">couleur vive sur fond noir</text:p>
                  <text:list>
                    <text:list-item>
                      <text:p text:style-name="P1">couleur vive</text:p>
                      <text:list>
                        <text:list-item>
                          <text:p text:style-name="P1">premier choix, adrénaline : rouge sang vif / orange / magenta</text:p>
                        </text:list-item>
                        <text:list-item>
                          <text:p text:style-name="P1">second choix, respire et réveil : bleu clair / vert clair / ...</text:p>
                        </text:list-item>
                      </text:list>
                    </text:list-item>
                    <text:list-item>
                      <text:p text:style-name="P1">fond noir : noir / antracite / gris foncé / marron chaud très foncé</text:p>
                    </text:list-item>
                  </text:list>
                </text:list-item>
              </text:list>
            </text:list-item>
            <text:list-item>
              <text:p text:style-name="P1">choix : variante de rouge vif et variante de noir</text:p>
              <text:list>
                <text:list-item>
                  <text:p text:style-name="P1">corps page : fond blanc (lisible), texte même noir que fond bannière</text:p>
                </text:list-item>
                <text:list-item>
                  <text:p text:style-name="P1">bannière etc : texte couleur vive choisie (la même partout ?), fond noirci</text:p>
                </text:list-item>
              </text:list>
            </text:list-item>
          </text:list>
        </text:list-item>
        <text:list-item>
          <text:p text:style-name="P1">bannière</text:p>
          <text:list>
            <text:list-item>
              <text:p text:style-name="P1">photo en fond ?</text:p>
              <text:list>
                <text:list-item>
                  <text:p text:style-name="P1">Filtre noir par dessus</text:p>
                </text:list-item>
                <text:list-item>
                  <text:p text:style-name="P1">pas de répétition ni d'étirement, fond noir sur les côtés, prend toute la hauteur</text:p>
                </text:list-item>
                <text:list-item>
                  <text:p text:style-name="P1">photo</text:p>
                  <text:list>
                    <text:list-item>
                      <text:p text:style-name="P1"><text:soft-page-break/>muscles du dos : répétitions muscu</text:p>
                    </text:list-item>
                    <text:list-item>
                      <text:p text:style-name="P1">route qui part à l'horizon : km jambes cardio</text:p>
                    </text:list-item>
                    <text:list-item>
                      <text:p text:style-name="P1">divisé en deux, moitié muscles dos, moitié route</text:p>
                      <text:list>
                        <text:list-item>
                          <text:p text:style-name="P1">tout avec filtre noir</text:p>
                        </text:list-item>
                        <text:list-item>
                          <text:p text:style-name="P1">ou alors</text:p>
                          <text:list>
                            <text:list-item>
                              <text:p text:style-name="P1">moitié muscules : filtre noir, texte flashy</text:p>
                            </text:list-item>
                            <text:list-item>
                              <text:p text:style-name="P1">moitié route : clair, ensoleillé, filtre blanc ou bleu, texte sombr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bdominaux, coupés en bas à droite par exponentielle</text:p>
                    </text:list-item>
                  </text:list>
                </text:list-item>
              </text:list>
            </text:list-item>
            <text:list-item>
              <text:p text:style-name="P1">juste fond uni ? Noir / gris foncé / marron très foncé</text:p>
            </text:list-item>
            <text:list-item>
              <text:p text:style-name="P1">Texture ? Caoutchouc haltères / bitume / ...</text:p>
            </text:list-item>
          </text:list>
        </text:list-item>
        <text:list-item>
          <text:p text:style-name="P1">structure</text:p>
          <text:list>
            <text:list-item>
              <text:p text:style-name="P1">bannière</text:p>
              <text:list>
                <text:list-item>
                  <text:p text:style-name="P1">grosse bannière en haut, façon blog artistique perso</text:p>
                </text:list-item>
                <text:list-item>
                  <text:p text:style-name="P1">menu en haut de la bannière</text:p>
                </text:list-item>
              </text:list>
            </text:list-item>
          </text:list>
        </text:list-item>
        <text:list-item>
          <text:p text:style-name="P1">nom</text:p>
          <text:list>
            <text:list-item>
              <text:p text:style-name="P1">idées</text:p>
              <text:list>
                <text:list-item>
                  <text:p text:style-name="P1">exponential sport</text:p>
                </text:list-item>
                <text:list-item>
                  <text:p text:style-name="P1">exponential series (exclu km...)</text:p>
                </text:list-item>
                <text:list-item>
                  <text:p text:style-name="P1">ESAR : exponential series and road</text:p>
                </text:list-item>
                <text:list-item>
                  <text:p text:style-name="P1">EMOSAR : exponential mono series and roads</text:p>
                </text:list-item>
                <text:list-item>
                  <text:p text:style-name="P1">MOSERE : mono séries et routes exponentielles</text:p>
                </text:list-item>
                <text:list-item>
                  <text:p text:style-name="P1">MOSETE : mono séries et trajets exponentielles</text:p>
                </text:list-item>
                <text:list-item>
                  <text:p text:style-name="P1">SUETE : séries uniques et trajets exponentiels</text:p>
                </text:list-item>
                <text:list-item>
                  <text:p text:style-name="P1">TESUE : trajets et séries uniques exponentiels</text:p>
                  <text:list>
                    <text:list-item>
                      <text:p text:style-name="P1">problème : ressemble à « TÊTU », si en plus mets muscles en fond...</text:p>
                    </text:list-item>
                  </text:list>
                </text:list-item>
              </text:list>
            </text:list-item>
            <text:list-item>
              <text:p text:style-name="P1">acronymes ci dessus : tous pris en .com</text:p>
              <text:list>
                <text:list-item>
                  <text:p text:style-name="P1">essayer suffixer en sport- ?</text:p>
                  <text:list>
                    <text:list-item>
                      <text:p text:style-name="P1">Ex : sport-suete.com</text:p>
                    </text:list-item>
                  </text:list>
                </text:list-item>
                <text:list-item>
                  <text:p text:style-name="P1">Essayer avec autres nom de domaine ? .org etc... Problème : gens se tromperont</text:p>
                </text:list-item>
              </text:list>
            </text:list-item>
          </text:list>
        </text:list-item>
        <text:list-item>
          <text:p text:style-name="P1">logo (schématique, épuré, quelques lignes, 2 couleurs : une pour fond, une pour lignes)</text:p>
          <text:list>
            <text:list-item>
              <text:p text:style-name="P1">pompes vu depuis côté tête</text:p>
              <text:list>
                <text:list-item>
                  <text:p text:style-name="P1">juste ligne du dessus</text:p>
                </text:list-item>
                <text:list-item>
                  <text:p text:style-name="P1">crane au milieu – bras en M autour – sol en bas pas représenté</text:p>
                </text:list-item>
              </text:list>
            </text:list-item>
            <text:list-item>
              <text:p text:style-name="P1">route qui part à l'horizon</text:p>
            </text:list-item>
            <text:list-item>
              <text:p text:style-name="P1">courbe exponentielle</text:p>
            </text:list-item>
            <text:list-item>
              <text:p text:style-name="P1">combo : route part à l'horizon – surplombé par pompes en M dans ciel</text:p>
            </text:list-item>
            <text:list-item>
              <text:p text:style-name="P1">combo : pompes haut gauche – route horizon bas droite – séparé par courbe exp</text:p>
            </text:list-item>
            <text:list-item>
              <text:p text:style-name="P1">route qui gravit montagne – montagne à la forme des muscles des épaules et biceps</text:p>
              <text:list>
                <text:list-item>
                  <text:p text:style-name="P1">se prolonge en bras et poing ?</text:p>
                </text:list-item>
              </text:list>
            </text:list-item>
            <text:list-item>
              <text:p text:style-name="P1">Abdos (sans reste corps), avec courbe exponentielle qui coupe en partie en bas à droite</text:p>
              <text:list>
                <text:list-item>
                  <text:p text:style-name="P1">abdos stylisés et anguleux, large en haut de l'abdo, s'affine vers le bas, angle en haut sur les côté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.3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color="#ff0000" style:font-name="Times New Roman1" fo:font-size="24pt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6600" style:font-name="Times New Roman1" fo:font-size="16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3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fo:color="#0000ff" style:font-name="Times New Roman1" fo:font-size="18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fo:text-align="justify" style:justify-single-word="false" fo:text-indent="0cm" style:auto-text-indent="false" style:page-number="auto"/>
      <style:text-properties fo:font-variant="normal" fo:text-transform="none" fo:color="#666666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000000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>
        <style:tab-stops/>
      </style:paragraph-properties>
      <style:text-properties fo:font-variant="normal" fo:text-transform="none" fo:color="#666666" fo:font-size="12pt" fo:font-weight="normal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9T19:44:26</meta:creation-date>
    <meta:generator>OpenOffice/4.1.7$Unix OpenOffice.org_project/417m1$Build-9800</meta:generator>
    <meta:editing-duration>PT4H16M7S</meta:editing-duration>
    <meta:editing-cycles>79</meta:editing-cycles>
    <dc:title>note</dc:title>
    <dc:date>2022-02-10T15:14:03</dc:date>
    <meta:document-statistic meta:table-count="0" meta:image-count="0" meta:object-count="0" meta:page-count="2" meta:paragraph-count="87" meta:word-count="611" meta:character-count="3002"/>
    <meta:template xlink:type="simple" xlink:actuate="onRequest" xlink:title="note" xlink:href="../../../../../../Library/Application%20Support/OpenOffice/4/user/template/note.ott" meta:date="2022-02-09T19:44:26"/>
  </office:meta>
</office:document-meta>
</file>